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987" officeooo:paragraph-rsid="00194987"/>
    </style:style>
    <style:style style:name="P2" style:family="paragraph" style:parent-style-name="Standard">
      <style:text-properties fo:font-weight="bold" officeooo:rsid="00194987" officeooo:paragraph-rsid="0019498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94987" officeooo:paragraph-rsid="00194987"/>
    </style:style>
    <style:style style:name="P4" style:family="paragraph" style:parent-style-name="Standard">
      <style:text-properties officeooo:rsid="00199802" officeooo:paragraph-rsid="00199802"/>
    </style:style>
    <style:style style:name="P5" style:family="paragraph" style:parent-style-name="Standard">
      <style:text-properties fo:font-weight="normal" officeooo:rsid="002348a7" officeooo:paragraph-rsid="002348a7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94987" officeooo:paragraph-rsid="001949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802" style:font-weight-asian="bold" style:font-weight-complex="bold"/>
    </style:style>
    <style:style style:name="T3" style:family="text">
      <style:text-properties officeooo:rsid="00199802"/>
    </style:style>
    <style:style style:name="T4" style:family="text">
      <style:text-properties officeooo:rsid="001b6d8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b6d8b"/>
    </style:style>
    <style:style style:name="T7" style:family="text">
      <style:text-properties officeooo:rsid="00299ca1"/>
    </style:style>
    <style:style style:name="T8" style:family="text">
      <style:text-properties officeooo:rsid="00300a1c"/>
    </style:style>
    <style:style style:name="T9" style:family="text">
      <style:text-properties officeooo:rsid="003ab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asses / <text:span text:style-name="T3">Modules</text:span></text:p>
      <text:p text:style-name="P1"/>
      <text:p text:style-name="P2"><text:span text:style-name="T3">module </text:span>HTTPRequests</text:p>
      <text:p text:style-name="P1">Le plus générique possible. Déjà écrit dans FGI actuel <text:s/></text:p>
      <text:p text:style-name="P3"/>
      <text:p text:style-name="P3">Méthodes : </text:p>
      <text:p text:style-name="P6">- get</text:p>
      <text:p text:style-name="P6">- post</text:p>
      <text:p text:style-name="P1"/>
      <text:p text:style-name="P1"><text:span text:style-name="T2">class </text:span><text:span text:style-name="T1">GitService</text:span></text:p>
      <text:p text:style-name="P4"><text:span text:style-name="T1"><text:s text:c="2"/>include HTTPRequests</text:span></text:p>
      <text:p text:style-name="P1">La classe principale utilisée peu importe le service en place (github/gitlab…)</text:p>
      <text:p text:style-name="P1"/>
      <text:p text:style-name="P1"><text:span text:style-name="T5">Method</text:span><text:span text:style-name="T6">es :</text:span></text:p>
      <text:p text:style-name="P1"><text:tab/>Contiendra toutes les m<text:span text:style-name="T8">é</text:span>thodes liées à des appels d’API</text:p>
      <text:p text:style-name="P1"><text:tab/>- <text:span text:style-name="T9">create_issue</text:span></text:p>
      <text:p text:style-name="P1"/>
      <text:p text:style-name="P2"><text:span text:style-name="T4">class </text:span>GitLab <text:span text:style-name="T4">&lt; GitService</text:span></text:p>
      <text:p text:style-name="P5">La class<text:span text:style-name="T7">e</text:span> qui contiendra notamment les routes spécifiques à GitLab et si nécessaire les méthodes overridés de GitService pour les appels API.</text:p>
      <text:p text:style-name="P5"/>
      <text:p text:style-name="P2"><text:span text:style-name="T4">class </text:span>GitHub <text:span text:style-name="T4">&lt; GitService</text:span></text:p>
      <text:p text:style-name="P5">La class<text:span text:style-name="T7">e</text:span> qui contiendra notamment les routes spécifiques à GitHub et si nécessaire les méthodes overridés de GitService pour les appels API.</text:p>
      <text:p text:style-name="P5"/>
      <text:p text:style-name="P5">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1:35:13.456648092</meta:creation-date>
    <dc:date>2017-07-18T12:18:36.653779858</dc:date>
    <meta:editing-duration>PT33M7S</meta:editing-duration>
    <meta:editing-cycles>10</meta:editing-cycles>
    <meta:generator>LibreOffice/5.1.6.2$Linux_X86_64 LibreOffice_project/10m0$Build-2</meta:generator>
    <meta:print-date>2017-07-18T11:52:17.355518227</meta:print-date>
    <meta:document-statistic meta:table-count="0" meta:image-count="0" meta:object-count="0" meta:page-count="1" meta:paragraph-count="17" meta:word-count="101" meta:character-count="646" meta:non-whitespace-character-count="555"/>
  </office:meta>
</office:document-meta>
</file>